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2cm" svg:x="4.5cm" svg:y="3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5cm" svg:height="4cm" svg:x="4.5cm" svg:y="5cm">
          <text:p text:style-name="P2"><text:span text:style-name="T1">- </text:span><text:span text:style-name="T2">LEVELS: int</text:span></text:p>
          <text:p text:style-name="P2">- <text:span text:style-name="T2">DELTA: double</text:span></text:p>
          <text:p text:style-name="P2">- intensity: int</text:p>
          <text:p text:style-name="P2">- switchedOn: boole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5cm" svg:height="7cm" svg:x="4.5cm" svg:y="9cm">
          <text:p text:style-name="P2">+ Lamp()</text:p>
          <text:p text:style-name="P2">+ switchOn()</text:p>
          <text:p text:style-name="P2">+ switchOff()</text:p>
          <text:p text:style-name="P2">+ isSwitchedOn(): boolean</text:p>
          <text:p text:style-name="P2">- correctIntensity()</text:p>
          <text:p text:style-name="P2">+ setIntensity(value: double)</text:p>
          <text:p text:style-name="P2">+ dim()</text:p>
          <text:p text:style-name="P2">+ brighten()</text:p>
          <text:p text:style-name="P2">+ getIntensity(): doub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7T17:18:42</meta:creation-date>
    <dc:date>2014-08-27T17:21:07</dc:date>
    <meta:editing-duration>P0D</meta:editing-duration>
    <meta:editing-cycles>3</meta:editing-cycles>
    <meta:generator>LibreOffice/3.6$Linux_X86_64 LibreOffice_project/360m1$Build-2</meta:generator>
    <meta:document-statistic meta:object-count="3"/>
  </office:meta>
</office:document-meta>
</file>